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5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07in" fo:break-before="auto" style:use-optimal-row-height="true"/>
    </style:style>
    <style:style style:name="ro3" style:family="table-row">
      <style:table-row-properties style:row-height="0.7917in" fo:break-before="auto" style:use-optimal-row-height="true"/>
    </style:style>
    <style:style style:name="ro4" style:family="table-row">
      <style:table-row-properties style:row-height="0.9472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1028in" fo:break-before="auto" style:use-optimal-row-height="true"/>
    </style:style>
    <style:style style:name="ro8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45" style:family="table-cell" style:parent-style-name="Default">
      <style:table-cell-properties fo:wrap-option="wrap" style:vertical-align="middle"/>
    </style:style>
    <style:style style:name="T1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25"/>
        <table:table-column table:style-name="co4" table:default-cell-style-name="ce25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2" table:default-cell-style-name="ce34"/>
        <table:table-column table:style-name="co8" table:default-cell-style-name="ce45"/>
        <table:table-column table:style-name="co9" table:number-columns-repeated="1015" table:default-cell-style-name="ce4"/>
        <table:table-row table:style-name="ro1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31" office:value-type="string" calcext:value-type="string">
            <text:p>sc2 (new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RS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DIO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6" office:value-type="string" calcext:value-type="string">
            <text:p>Функцию удалить <text:s text:c="8"/>в SC2 динамик всегда включен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</text:p>
          </table:table-cell>
          <table:table-cell table:style-name="ce30" office:value-type="string" calcext:value-type="string">
            <text:p><text:span text:style-name="T1">Функцию удалить         в SC2 платы клавиатуры нет         </text:span>   В  коде ошибка -  на PC12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6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6" office:value-type="string" calcext:value-type="string">
            <text:p>Функцию удалить <text:s text:c="8"/>в SC2 нет внешнего реле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6" office:value-type="string" calcext:value-type="string">
            <text:p>ETH_MC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CO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6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text:p>TANG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6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text:p>PEDAL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6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32" office:value-type="string" calcext:value-type="string">
            <text:p>RELE1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6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text:p>AMP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C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D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POW_DOW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R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BU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L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_E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_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style-name="ce6" office:value-type="string" calcext:value-type="string">
            <text:p>ETH_MDC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_CLK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1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text:p>MIC_INT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6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O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W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6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C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MCL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FS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C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R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T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O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OO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YPASS_RE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RESE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PDR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2</text:p>
          </table:table-cell>
          <table:table-cell table:number-columns-repeated="1016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09:59:34.77049133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2-01T12:41:36.501647116</dc:date>
    <meta:editing-duration>PT5H44M59S</meta:editing-duration>
    <meta:editing-cycles>56</meta:editing-cycles>
    <meta:document-statistic meta:table-count="1" meta:cell-count="524" meta:object-count="0"/>
  </office:meta>
</office:document-meta>
</file>